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32a07" officeooo:paragraph-rsid="00132a07"/>
    </style:style>
    <style:style style:name="P3" style:family="paragraph" style:parent-style-name="Text_20_body">
      <style:text-properties fo:font-weight="bold" officeooo:rsid="00132a07" officeooo:paragraph-rsid="00132a07" style:font-weight-asian="bold" style:font-weight-complex="bold"/>
    </style:style>
    <style:style style:name="P4" style:family="paragraph" style:parent-style-name="Text_20_body">
      <style:text-properties officeooo:rsid="00149ddd" officeooo:paragraph-rsid="00149ddd"/>
    </style:style>
    <style:style style:name="P5" style:family="paragraph" style:parent-style-name="Text_20_body">
      <style:text-properties officeooo:rsid="001670ec" officeooo:paragraph-rsid="001670ec"/>
    </style:style>
    <style:style style:name="P6" style:family="paragraph" style:parent-style-name="Text_20_body">
      <style:text-properties officeooo:paragraph-rsid="00154dd7"/>
    </style:style>
    <style:style style:name="P7" style:family="paragraph" style:parent-style-name="Text_20_body">
      <style:text-properties officeooo:rsid="001869c7" officeooo:paragraph-rsid="001869c7"/>
    </style:style>
    <style:style style:name="P8" style:family="paragraph" style:parent-style-name="Text_20_body">
      <style:text-properties officeooo:rsid="0019194f" officeooo:paragraph-rsid="0019194f"/>
    </style:style>
    <style:style style:name="P9" style:family="paragraph" style:parent-style-name="Text_20_body">
      <style:text-properties officeooo:rsid="00199838" officeooo:paragraph-rsid="00199838"/>
    </style:style>
    <style:style style:name="P10" style:family="paragraph" style:parent-style-name="Text_20_body">
      <style:text-properties officeooo:rsid="001d3010" officeooo:paragraph-rsid="001d3010"/>
    </style:style>
    <style:style style:name="P11" style:family="paragraph" style:parent-style-name="Title">
      <style:text-properties officeooo:rsid="00132a07" officeooo:paragraph-rsid="00132a07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  <style:text-properties officeooo:rsid="00132a07" officeooo:paragraph-rsid="00132a07"/>
    </style:style>
    <style:style style:name="P15" style:family="paragraph" style:parent-style-name="Heading_20_1">
      <style:paragraph-properties fo:break-before="page"/>
      <style:text-properties officeooo:rsid="00149ddd" officeooo:paragraph-rsid="00149ddd"/>
    </style:style>
    <style:style style:name="P16" style:family="paragraph" style:parent-style-name="Heading_20_1">
      <style:paragraph-properties fo:break-before="page"/>
      <style:text-properties officeooo:rsid="001670ec" officeooo:paragraph-rsid="001670ec"/>
    </style:style>
    <style:style style:name="P17" style:family="paragraph" style:parent-style-name="Heading_20_1">
      <style:paragraph-properties fo:break-before="page"/>
      <style:text-properties officeooo:rsid="00199838" officeooo:paragraph-rsid="00199838"/>
    </style:style>
    <style:style style:name="P18" style:family="paragraph" style:parent-style-name="Heading_20_1">
      <style:paragraph-properties fo:break-before="page"/>
      <style:text-properties officeooo:rsid="001b6633" officeooo:paragraph-rsid="001b6633"/>
    </style:style>
    <style:style style:name="P19" style:family="paragraph" style:parent-style-name="Heading_20_1">
      <style:paragraph-properties fo:break-before="page"/>
      <style:text-properties officeooo:rsid="001d3010" officeooo:paragraph-rsid="001d3010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officeooo:rsid="00132a07" officeooo:paragraph-rsid="00132a07"/>
    </style:style>
    <style:style style:name="P22" style:family="paragraph" style:parent-style-name="Heading_20_2">
      <style:text-properties officeooo:rsid="00199838" officeooo:paragraph-rsid="00199838"/>
    </style:style>
    <style:style style:name="P23" style:family="paragraph" style:parent-style-name="Text_20_body">
      <style:text-properties fo:font-weight="normal" officeooo:rsid="00132a07" officeooo:paragraph-rsid="00132a07" style:font-weight-asian="normal" style:font-weight-complex="normal"/>
    </style:style>
    <style:style style:name="P24" style:family="paragraph" style:parent-style-name="Text_20_body" style:list-style-name="L1">
      <style:text-properties officeooo:rsid="00149ddd" officeooo:paragraph-rsid="00149ddd"/>
    </style:style>
    <style:style style:name="P25" style:family="paragraph" style:parent-style-name="Text_20_body" style:list-style-name="L2">
      <style:text-properties officeooo:paragraph-rsid="001670ec"/>
    </style:style>
    <style:style style:name="P26" style:family="paragraph" style:parent-style-name="Text_20_body" style:list-style-name="L3">
      <style:text-properties officeooo:rsid="00199838" officeooo:paragraph-rsid="00199838"/>
    </style:style>
    <style:style style:name="P27" style:family="paragraph" style:parent-style-name="Text_20_body" style:list-style-name="L4">
      <style:text-properties officeooo:rsid="00199838" officeooo:paragraph-rsid="00199838"/>
    </style:style>
    <style:style style:name="P28" style:family="paragraph" style:parent-style-name="Text_20_body" style:list-style-name="L5">
      <style:text-properties officeooo:rsid="00199838" officeooo:paragraph-rsid="00199838"/>
    </style:style>
    <style:style style:name="P29" style:family="paragraph" style:parent-style-name="Text_20_body" style:list-style-name="L6">
      <style:text-properties officeooo:rsid="00199838" officeooo:paragraph-rsid="00199838"/>
    </style:style>
    <style:style style:name="P30" style:family="paragraph" style:parent-style-name="Text_20_body" style:list-style-name="L2">
      <style:text-properties officeooo:rsid="002459d1" officeooo:paragraph-rsid="002459d1"/>
    </style:style>
    <style:style style:name="P31" style:family="paragraph" style:parent-style-name="Text_20_body">
      <style:text-properties style:font-name="Source Code Pro" officeooo:rsid="00260fb3" officeooo:paragraph-rsid="00260fb3"/>
    </style:style>
    <style:style style:name="P32" style:family="paragraph" style:parent-style-name="Text_20_body">
      <style:text-properties style:font-name="Source Code Pro" officeooo:rsid="00260fb3" officeooo:paragraph-rsid="00260f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9ddd"/>
    </style:style>
    <style:style style:name="T4" style:family="text">
      <style:text-properties officeooo:rsid="00154dd7"/>
    </style:style>
    <style:style style:name="T5" style:family="text">
      <style:text-properties officeooo:rsid="002459d1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459d1"/>
    </style:style>
    <style:style style:name="T8" style:family="text">
      <style:text-properties officeooo:rsid="001670ec"/>
    </style:style>
    <style:style style:name="T9" style:family="text">
      <style:text-properties officeooo:rsid="00260fb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>Testplan</text:p>
      <text:p text:style-name="P2"/>
      <text:p text:style-name="P2"/>
      <text:p text:style-name="P2"/>
      <text:p text:style-name="P3">Auteur<text:line-break/><text:span text:style-name="T2">Jonathan Peeman</text:span></text:p>
      <text:p text:style-name="P2"><text:span text:style-name="T1">Datum</text:span><text:line-break/><text:span text:style-name="T5">20</text:span> juni 2017</text:p>
      <text:p text:style-name="P3">Versie<text:line-break/><text:span text:style-name="T2">0.1</text:span></text:p>
      <text:h text:style-name="P14" text:outline-level="1"><text:bookmark-start text:name="__RefHeading___Toc106_1557844991"/>Versie<text:bookmark-end text:name="__RefHeading___Toc106_1557844991"/></text:h>
      <text:h text:style-name="P21" text:outline-level="2"><text:bookmark-start text:name="__RefHeading___Toc108_1557844991"/>0.1<text:bookmark-end text:name="__RefHeading___Toc108_1557844991"/></text:h>
      <text:p text:style-name="P7">Start document</text:p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P12">Inhoudsopgave</text:p>
          </text:index-title>
          <text:p text:style-name="P13"><text:a xlink:type="simple" xlink:href="#__RefHeading___Toc106_1557844991" text:style-name="Index_20_Link" text:visited-style-name="Index_20_Link">Versie<text:tab/>2</text:a></text:p>
          <text:p text:style-name="P20"><text:a xlink:type="simple" xlink:href="#__RefHeading___Toc108_1557844991" text:style-name="Index_20_Link" text:visited-style-name="Index_20_Link">0.1<text:tab/>2</text:a></text:p>
          <text:p text:style-name="P13"><text:a xlink:type="simple" xlink:href="#__RefHeading___Toc113_1557844991" text:style-name="Index_20_Link" text:visited-style-name="Index_20_Link">Introductie<text:tab/>4</text:a></text:p>
          <text:p text:style-name="P13"><text:a xlink:type="simple" xlink:href="#__RefHeading___Toc115_1557844991" text:style-name="Index_20_Link" text:visited-style-name="Index_20_Link">Testomgeving<text:tab/>5</text:a></text:p>
          <text:p text:style-name="P13"><text:a xlink:type="simple" xlink:href="#__RefHeading___Toc117_1557844991" text:style-name="Index_20_Link" text:visited-style-name="Index_20_Link">Smoketest<text:tab/>6</text:a></text:p>
          <text:p text:style-name="P13"><text:a xlink:type="simple" xlink:href="#__RefHeading___Toc121_1557844991" text:style-name="Index_20_Link" text:visited-style-name="Index_20_Link">Integratietest<text:tab/>7</text:a></text:p>
          <text:p text:style-name="P20"><text:a xlink:type="simple" xlink:href="#__RefHeading___Toc123_1557844991" text:style-name="Index_20_Link" text:visited-style-name="Index_20_Link">Operatie: searchAddress<text:tab/>7</text:a></text:p>
          <text:p text:style-name="P20"><text:a xlink:type="simple" xlink:href="#__RefHeading___Toc125_1557844991" text:style-name="Index_20_Link" text:visited-style-name="Index_20_Link">Operatie: searchPostcode<text:tab/>7</text:a></text:p>
          <text:p text:style-name="P13"><text:a xlink:type="simple" xlink:href="#__RefHeading___Toc127_1557844991" text:style-name="Index_20_Link" text:visited-style-name="Index_20_Link">Unit tests<text:tab/>8</text:a></text:p>
          <text:p text:style-name="P20"><text:a xlink:type="simple" xlink:href="#__RefHeading___Toc129_1557844991" text:style-name="Index_20_Link" text:visited-style-name="Index_20_Link">Api test<text:tab/>8</text:a></text:p>
          <text:p text:style-name="P20"><text:a xlink:type="simple" xlink:href="#__RefHeading___Toc131_1557844991" text:style-name="Index_20_Link" text:visited-style-name="Index_20_Link">Postcode implementatie test<text:tab/>10</text:a></text:p>
          <text:p text:style-name="P13"><text:a xlink:type="simple" xlink:href="#__RefHeading___Toc133_1557844991" text:style-name="Index_20_Link" text:visited-style-name="Index_20_Link">Regressietests<text:tab/>13</text:a></text:p>
        </text:index-body>
      </text:table-of-content>
      <text:p text:style-name="P23"/>
      <text:h text:style-name="P14" text:outline-level="1"><text:bookmark-start text:name="__RefHeading___Toc113_1557844991"/>Introductie<text:bookmark-end text:name="__RefHeading___Toc113_1557844991"/></text:h>
      <text:p text:style-name="P2">Voor het project ‘Integration &amp; Communication (TCIF-V2IAC1-15)’ moet er een testplan <text:span text:style-name="T3">gemaakt worden die uitgevoerd gaat worden. Er wordt een zelfgemaakte REST service getest.</text:span></text:p>
      <text:p text:style-name="P4">Er is een service gemaakt voor het ophalen van een adres en postcode. De service maakt gebruik van de website PostNL.</text:p>
      <text:p text:style-name="P4">De volgende tests worden uitgevoerd:</text:p>
      <text:list xml:id="list3995616490572355614" text:style-name="L1">
        <text:list-item>
          <text:p text:style-name="P24">Smoketest</text:p>
        </text:list-item>
        <text:list-item>
          <text:p text:style-name="P24">Integratietest</text:p>
        </text:list-item>
        <text:list-item>
          <text:p text:style-name="P24">Unit tests</text:p>
        </text:list-item>
        <text:list-item>
          <text:p text:style-name="P24">Regressietests</text:p>
        </text:list-item>
      </text:list>
      <text:p text:style-name="P4"/>
      <text:h text:style-name="P15" text:outline-level="1"><text:bookmark-start text:name="__RefHeading___Toc115_1557844991"/>Testomgeving<text:bookmark-end text:name="__RefHeading___Toc115_1557844991"/></text:h>
      <text:p text:style-name="P6"><text:span text:style-name="T4">De service die getest gaat worden heeft de naam ‘HU-rest-service’. De volgende versie wordt getest: </text:span><text:a xlink:type="simple" xlink:href="https://github.com/thec0mpler/HU-rest-service" text:style-name="Internet_20_link" text:visited-style-name="Visited_20_Internet_20_Link"><text:span text:style-name="T4">https://github.com/thec0mpler/HU-rest-service</text:span></text:a><text:span text:style-name="T4">.</text:span></text:p>
      <text:p text:style-name="P5">De volgende middelen worden gebruikt voor het testen van de service:</text:p>
      <text:list xml:id="list1215502304968268817" text:style-name="L2">
        <text:list-item>
          <text:p text:style-name="P25"><text:span text:style-name="T8">Firefox addon: </text:span><text:span text:style-name="T6">HttpRequester </text:span><text:span text:style-name="T7">2.2</text:span></text:p>
        </text:list-item>
        <text:list-item>
          <text:p text:style-name="P30"><text:span text:style-name="T7">J</text:span><text:span text:style-name="T6">Unit</text:span></text:p>
        </text:list-item>
      </text:list>
      <text:p text:style-name="P5"/>
      <text:h text:style-name="P16" text:outline-level="1"><text:bookmark-start text:name="__RefHeading___Toc117_1557844991"/>Smoketest<text:bookmark-end text:name="__RefHeading___Toc117_1557844991"/></text:h>
      <text:p text:style-name="P8">De request-berichten die in de map ‘messages’ staan moeten uitgevoerd worden. Als de service altijd met een <text:span text:style-name="T9">JSON</text:span> bericht antwoord kan er verder getest worden.</text:p>
      <text:p text:style-name="P8"/>
      <text:h text:style-name="P17" text:outline-level="1"><text:bookmark-start text:name="__RefHeading___Toc121_1557844991"/>Integratietest<text:bookmark-end text:name="__RefHeading___Toc121_1557844991"/></text:h>
      <text:p text:style-name="P9">De volgende operaties worden aangeboden:</text:p>
      <text:list xml:id="list9222091761444017517" text:style-name="L3">
        <text:list-item>
          <text:p text:style-name="P26">searchAddress</text:p>
        </text:list-item>
        <text:list-item>
          <text:p text:style-name="P26">searchPostcode</text:p>
        </text:list-item>
      </text:list>
      <text:h text:style-name="P22" text:outline-level="2"><text:bookmark-start text:name="__RefHeading___Toc123_1557844991"/>Operatie: searchAddress<text:bookmark-end text:name="__RefHeading___Toc123_1557844991"/></text:h>
      <text:p text:style-name="P9">De volgende gegevens moeten meegestuurd worden:</text:p>
      <text:list xml:id="list7730654234675013038" text:style-name="L4">
        <text:list-item>
          <text:p text:style-name="P27">postcode</text:p>
        </text:list-item>
        <text:list-item>
          <text:p text:style-name="P27">huisnummer</text:p>
        </text:list-item>
      </text:list>
      <text:p text:style-name="P9">De volgende gegevens moeten worden teruggestuurd:</text:p>
      <text:list xml:id="list8221428546474578639" text:style-name="L5">
        <text:list-item>
          <text:p text:style-name="P28">straat</text:p>
        </text:list-item>
        <text:list-item>
          <text:p text:style-name="P28">huisnummer</text:p>
        </text:list-item>
        <text:list-item>
          <text:p text:style-name="P28">huisnummer toevoeging</text:p>
        </text:list-item>
        <text:list-item>
          <text:p text:style-name="P28">postcode</text:p>
        </text:list-item>
        <text:list-item>
          <text:p text:style-name="P28">plaats</text:p>
        </text:list-item>
      </text:list>
      <text:h text:style-name="P22" text:outline-level="2"><text:bookmark-start text:name="__RefHeading___Toc125_1557844991"/>Operatie: searchPostcode<text:bookmark-end text:name="__RefHeading___Toc125_1557844991"/></text:h>
      <text:p text:style-name="P9">De volgende gegevens moeten meegestuurd worden:</text:p>
      <text:list xml:id="list185815115097905" text:continue-list="list7730654234675013038" text:style-name="L4">
        <text:list-item>
          <text:p text:style-name="P27">straat</text:p>
        </text:list-item>
        <text:list-item>
          <text:p text:style-name="P27">huisnummer</text:p>
        </text:list-item>
        <text:list-item>
          <text:p text:style-name="P27">huisnummer toevoeging</text:p>
        </text:list-item>
        <text:list-item>
          <text:p text:style-name="P27">plaats</text:p>
        </text:list-item>
      </text:list>
      <text:p text:style-name="P9">De volgende gegevens moeten worden teruggestuurd:</text:p>
      <text:list xml:id="list6376844450815285520" text:style-name="L6">
        <text:list-item>
          <text:p text:style-name="P29">straat</text:p>
        </text:list-item>
        <text:list-item>
          <text:p text:style-name="P29">huisnummer</text:p>
        </text:list-item>
        <text:list-item>
          <text:p text:style-name="P29">huisnummer toevoeging</text:p>
        </text:list-item>
        <text:list-item>
          <text:p text:style-name="P29">postcode</text:p>
        </text:list-item>
        <text:list-item>
          <text:p text:style-name="P29">plaats</text:p>
        </text:list-item>
      </text:list>
      <text:p text:style-name="P9"/>
      <text:h text:style-name="P18" text:outline-level="1"><text:bookmark-start text:name="__RefHeading___Toc127_1557844991"/>Unit tests<text:bookmark-end text:name="__RefHeading___Toc127_1557844991"/></text:h>
      <text:h text:style-name="Heading_20_2" text:outline-level="2"><text:bookmark-start text:name="__RefHeading___Toc129_1557844991"/>Api test<text:bookmark-end text:name="__RefHeading___Toc129_1557844991"/></text:h>
      <text:p text:style-name="P31">import org.junit.Test;</text:p>
      <text:p text:style-name="P31">import postcode.Address;</text:p>
      <text:p text:style-name="P31">import postcode.Api;</text:p>
      <text:p text:style-name="P31"/>
      <text:p text:style-name="P31">import java.io.IOException;</text:p>
      <text:p text:style-name="P31"/>
      <text:p text:style-name="P31">import static org.junit.Assert.assertEquals;</text:p>
      <text:p text:style-name="P31"/>
      <text:p text:style-name="P31">public class ApiTest {</text:p>
      <text:p text:style-name="P31"><text:s text:c="4"/>@Test</text:p>
      <text:p text:style-name="P31"><text:s text:c="4"/>public void getAddressHome() throws IOException {</text:p>
      <text:p text:style-name="P31"><text:s text:c="8"/>Address address = Api.getAddress("3824AH", 42, "");</text:p>
      <text:p text:style-name="P31"/>
      <text:p text:style-name="P31"><text:s text:c="8"/>assertEquals("", address.getAddition());</text:p>
      <text:p text:style-name="P31"><text:s text:c="8"/>assertEquals("AMERSFOORT", address.getPlace());</text:p>
      <text:p text:style-name="P31"><text:s text:c="8"/>assertEquals("3824AH", address.getPostcode());</text:p>
      <text:p text:style-name="P31"><text:s text:c="8"/>assertEquals("Notarisappelgaarde", address.getStreet());</text:p>
      <text:p text:style-name="P31"><text:s text:c="8"/>assertEquals(42, address.getHouseNumber());</text:p>
      <text:p text:style-name="P31"><text:s text:c="4"/>}</text:p>
      <text:p text:style-name="P31"/>
      <text:p text:style-name="P31"><text:s text:c="4"/>@Test</text:p>
      <text:p text:style-name="P31"><text:s text:c="4"/>public void getAddressDL200() throws IOException {</text:p>
      <text:p text:style-name="P31"><text:s text:c="8"/>Address address = Api.getAddress("3584BJ", 200, "");</text:p>
      <text:p text:style-name="P31"/>
      <text:p text:style-name="P31"><text:s text:c="8"/>assertEquals("", address.getAddition());</text:p>
      <text:p text:style-name="P31"><text:soft-page-break/><text:s text:c="8"/>assertEquals("UTRECHT", address.getPlace());</text:p>
      <text:p text:style-name="P31"><text:s text:c="8"/>assertEquals("3584BJ", address.getPostcode());</text:p>
      <text:p text:style-name="P31"><text:s text:c="8"/>assertEquals("Daltonlaan", address.getStreet());</text:p>
      <text:p text:style-name="P31"><text:s text:c="8"/>assertEquals(200, address.getHouseNumber());</text:p>
      <text:p text:style-name="P31"><text:s text:c="4"/>}</text:p>
      <text:p text:style-name="P31"/>
      <text:p text:style-name="P31"><text:s text:c="4"/>@Test</text:p>
      <text:p text:style-name="P31"><text:s text:c="4"/>public void getPostcodeHome() throws IOException {</text:p>
      <text:p text:style-name="P31"><text:s text:c="8"/>Address address = Api.getPostcode("Notarisappelgaarde", 42, "", "Amersfoort");</text:p>
      <text:p text:style-name="P31"/>
      <text:p text:style-name="P31"><text:s text:c="8"/>assertEquals("", address.getAddition());</text:p>
      <text:p text:style-name="P31"><text:s text:c="8"/>assertEquals("Amersfoort", address.getPlace());</text:p>
      <text:p text:style-name="P31"><text:s text:c="8"/>assertEquals("3824AH", address.getPostcode());</text:p>
      <text:p text:style-name="P31"><text:s text:c="8"/>assertEquals("Notarisappelgaarde", address.getStreet());</text:p>
      <text:p text:style-name="P31"><text:s text:c="8"/>assertEquals(42, address.getHouseNumber());</text:p>
      <text:p text:style-name="P31"><text:s text:c="4"/>}</text:p>
      <text:p text:style-name="P31"/>
      <text:p text:style-name="P31"><text:s text:c="4"/>@Test</text:p>
      <text:p text:style-name="P31"><text:s text:c="4"/>public void getPostcodeDL200() throws IOException {</text:p>
      <text:p text:style-name="P31"><text:s text:c="8"/>Address address = Api.getPostcode("Daltonlaan", 200, "", "Utrecht");</text:p>
      <text:p text:style-name="P31"/>
      <text:p text:style-name="P31"><text:s text:c="8"/>assertEquals("", address.getAddition());</text:p>
      <text:p text:style-name="P31"><text:s text:c="8"/>assertEquals("Utrecht", address.getPlace());</text:p>
      <text:p text:style-name="P31"><text:s text:c="8"/>assertEquals("3584BJ", address.getPostcode());</text:p>
      <text:p text:style-name="P31"><text:s text:c="8"/>assertEquals("Daltonlaan", address.getStreet());</text:p>
      <text:p text:style-name="P31"><text:s text:c="8"/>assertEquals(200, address.getHouseNumber());</text:p>
      <text:p text:style-name="P31"><text:soft-page-break/><text:s text:c="4"/>}</text:p>
      <text:p text:style-name="P31">}</text:p>
      <text:h text:style-name="Heading_20_2" text:outline-level="2"><text:bookmark-start text:name="__RefHeading___Toc131_1557844991"/>Postcode implementatie test<text:bookmark-end text:name="__RefHeading___Toc131_1557844991"/></text:h>
      <text:p text:style-name="P31">import org.junit.Test;</text:p>
      <text:p text:style-name="P31">import postcode.PostcodeController;</text:p>
      <text:p text:style-name="P31"/>
      <text:p text:style-name="P31">import java.io.IOException;</text:p>
      <text:p text:style-name="P31"/>
      <text:p text:style-name="P31">import static org.junit.Assert.assertTrue;</text:p>
      <text:p text:style-name="P31"/>
      <text:p text:style-name="P31">public class PostcodeImplTest {</text:p>
      <text:p text:style-name="P31"><text:s text:c="4"/>@Test</text:p>
      <text:p text:style-name="P31"><text:s text:c="4"/>public void searchAddressHome() {</text:p>
      <text:p text:style-name="P31"><text:s text:c="8"/>try {</text:p>
      <text:p text:style-name="P31"><text:s text:c="12"/>PostcodeController postcode = new PostcodeController();</text:p>
      <text:p text:style-name="P31"><text:s text:c="12"/>postcode.searchAddress("3824AHH", 42, "");</text:p>
      <text:p text:style-name="P31"><text:s text:c="8"/>} catch (IOException e) {</text:p>
      <text:p text:style-name="P31"><text:s text:c="12"/>assertTrue(true);</text:p>
      <text:p text:style-name="P31"/>
      <text:p text:style-name="P31"><text:s text:c="12"/>return;</text:p>
      <text:p text:style-name="P31"><text:s text:c="8"/>}</text:p>
      <text:p text:style-name="P31"/>
      <text:p text:style-name="P31"><text:s text:c="8"/>assertTrue(false);</text:p>
      <text:p text:style-name="P31"><text:s text:c="4"/>}</text:p>
      <text:p text:style-name="P31"/>
      <text:p text:style-name="P31"><text:s text:c="4"/>@Test</text:p>
      <text:p text:style-name="P31"><text:s text:c="4"/>public void searchAddressDL200() {</text:p>
      <text:p text:style-name="P31"><text:soft-page-break/><text:s text:c="8"/>try {</text:p>
      <text:p text:style-name="P31"><text:s text:c="12"/>PostcodeController postcode = new PostcodeController();</text:p>
      <text:p text:style-name="P31"><text:s text:c="12"/>postcode.searchAddress("3584BJJ", 200, "");</text:p>
      <text:p text:style-name="P31"><text:s text:c="8"/>} catch (IOException e) {</text:p>
      <text:p text:style-name="P31"><text:s text:c="12"/>assertTrue(true);</text:p>
      <text:p text:style-name="P31"/>
      <text:p text:style-name="P31"><text:s text:c="12"/>return;</text:p>
      <text:p text:style-name="P31"><text:s text:c="8"/>}</text:p>
      <text:p text:style-name="P31"/>
      <text:p text:style-name="P31"><text:s text:c="8"/>assertTrue(false);</text:p>
      <text:p text:style-name="P31"><text:s text:c="4"/>}</text:p>
      <text:p text:style-name="P31"/>
      <text:p text:style-name="P31"><text:s text:c="4"/>@Test</text:p>
      <text:p text:style-name="P31"><text:s text:c="4"/>public void searchPostcodeHome() {</text:p>
      <text:p text:style-name="P31"><text:s text:c="8"/>try {</text:p>
      <text:p text:style-name="P31"><text:s text:c="12"/>PostcodeController postcode = new PostcodeController();</text:p>
      <text:p text:style-name="P31"><text:s text:c="12"/>postcode.searchPostcode("Notarisappelgaarde", 420, "", "Amersfoort");</text:p>
      <text:p text:style-name="P31"><text:s text:c="8"/>} catch (IOException e) {</text:p>
      <text:p text:style-name="P31"><text:s text:c="12"/>assertTrue(true);</text:p>
      <text:p text:style-name="P31"/>
      <text:p text:style-name="P31"><text:s text:c="12"/>return;</text:p>
      <text:p text:style-name="P31"><text:s text:c="8"/>}</text:p>
      <text:p text:style-name="P31"/>
      <text:p text:style-name="P31"><text:s text:c="8"/>assertTrue(false);</text:p>
      <text:p text:style-name="P31"><text:s text:c="4"/>}</text:p>
      <text:p text:style-name="P31"/>
      <text:p text:style-name="P31"><text:soft-page-break/><text:s text:c="4"/>@Test</text:p>
      <text:p text:style-name="P31"><text:s text:c="4"/>public void searchPostcodeDL200() {</text:p>
      <text:p text:style-name="P31"><text:s text:c="8"/>try {</text:p>
      <text:p text:style-name="P31"><text:s text:c="12"/>PostcodeController postcode = new PostcodeController();</text:p>
      <text:p text:style-name="P31"><text:s text:c="12"/>postcode.searchPostcode("Daltoonlaan", 2001, "", "Utrecht");</text:p>
      <text:p text:style-name="P31"><text:s text:c="8"/>} catch (IOException e) {</text:p>
      <text:p text:style-name="P31"><text:s text:c="12"/>assertTrue(true);</text:p>
      <text:p text:style-name="P31"/>
      <text:p text:style-name="P31"><text:s text:c="12"/>return;</text:p>
      <text:p text:style-name="P31"><text:s text:c="8"/>}</text:p>
      <text:p text:style-name="P31"/>
      <text:p text:style-name="P31"><text:s text:c="8"/>assertTrue(false);</text:p>
      <text:p text:style-name="P31"><text:s text:c="4"/>}</text:p>
      <text:p text:style-name="P31">}</text:p>
      <text:h text:style-name="P19" text:outline-level="1"><text:bookmark-start text:name="__RefHeading___Toc133_1557844991"/>Regressietests<text:bookmark-end text:name="__RefHeading___Toc133_1557844991"/></text:h>
      <text:p text:style-name="P10">Voor de regressietests kunnen de berichten uit de map ‘messages’ gebruikt wo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3:43:09.462000000</meta:creation-date>
    <dc:date>2017-06-20T18:58:13.804000000</dc:date>
    <meta:editing-duration>PT1H19M11S</meta:editing-duration>
    <meta:editing-cycles>15</meta:editing-cycles>
    <meta:generator>LibreOffice/5.2.7.2$Windows_X86_64 LibreOffice_project/2b7f1e640c46ceb28adf43ee075a6e8b8439ed10</meta:generator>
    <meta:document-statistic meta:table-count="0" meta:image-count="0" meta:object-count="0" meta:page-count="13" meta:paragraph-count="160" meta:word-count="490" meta:character-count="4938" meta:non-whitespace-character-count="4024"/>
  </office:meta>
</office:document-meta>
</file>